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DejaVu Sans Mono" svg:font-family="'DejaVu Sans Mono'" style:font-family-generic="modern"/>
    <style:font-face style:name="Monospace" svg:font-family="Monospace" style:font-pitch="fixed"/>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7653in" style:rel-column-width="7408*"/>
    </style:style>
    <style:style style:name="Table1.B" style:family="table-column">
      <style:table-column-properties style:column-width="1.925in" style:rel-column-width="18634*"/>
    </style:style>
    <style:style style:name="Table1.C" style:family="table-column">
      <style:table-column-properties style:column-width="1.0944in" style:rel-column-width="10596*"/>
    </style:style>
    <style:style style:name="Table1.D" style:family="table-column">
      <style:table-column-properties style:column-width="2.9854in" style:rel-column-width="28897*"/>
    </style:style>
    <style:style style:name="Table1.1" style:family="table-row">
      <style:table-row-properties style:keep-together="true" fo:keep-together="auto"/>
    </style:style>
    <style:style style:name="Table1.A1" style:family="table-cell" style:data-style-name="N100">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C12" style:family="table-cell" style:data-style-name="N36">
      <style:table-cell-properties style:vertical-align="top" fo:padding-left="0.075in" fo:padding-right="0.075in" fo:padding-top="0in" fo:padding-bottom="0in" fo:border-left="0.0069in solid #000000" fo:border-right="none" fo:border-top="none" fo:border-bottom="0.0069in solid #000000" style:writing-mode="lr-tb"/>
    </style:style>
    <style:style style:name="P1" style:family="paragraph" style:parent-style-name="Standard">
      <style:paragraph-properties fo:margin-top="0in" fo:margin-bottom="0.3335in"/>
      <style:text-properties fo:font-style="normal" fo:font-weight="normal" style:font-style-asian="normal" style:font-weight-asian="normal" style:font-style-complex="normal" style:font-weight-complex="normal"/>
    </style:style>
    <style:style style:name="P2" style:family="paragraph" style:parent-style-name="Standard" style:master-page-name="ToC_20_Page">
      <style:paragraph-properties fo:margin-top="0in" fo:margin-bottom="0.3335in" style:page-number="auto"/>
      <style:text-properties fo:font-style="normal" fo:font-weight="normal" style:font-style-asian="normal" style:font-weight-asian="normal" style:font-style-complex="normal" style:font-weight-complex="normal"/>
    </style:style>
    <style:style style:name="P3" style:family="paragraph" style:master-page-name="First_20_Page">
      <style:paragraph-properties style:page-number="auto"/>
    </style:style>
    <style:style style:name="P4" style:family="paragraph" style:parent-style-name="Heading_20_1" style:list-style-name="Heading_20_Numbering"/>
    <style:style style:name="P5" style:family="paragraph" style:parent-style-name="Heading_20_1" style:list-style-name="Heading_20_Numbering" style:master-page-name="Standard">
      <style:paragraph-properties style:page-number="auto" fo:break-before="page"/>
    </style:style>
    <style:style style:name="P6" style:family="paragraph" style:parent-style-name="Heading_20_1" style:list-style-name="Heading_20_Numbering">
      <style:paragraph-properties fo:break-before="page"/>
    </style:style>
    <style:style style:name="P7" style:family="paragraph" style:parent-style-name="Heading_20_2" style:list-style-name="Heading_20_Numbering">
      <style:paragraph-properties>
        <style:tab-stops>
          <style:tab-stop style:position="0.7874in"/>
        </style:tab-stops>
      </style:paragraph-properties>
    </style:style>
    <style:style style:name="T1" style:family="text">
      <style:text-properties fo:color="#000000"/>
    </style:style>
    <style:style style:name="T2" style:family="text">
      <style:text-properties fo:color="#2a00ff"/>
    </style:style>
    <style:style style:name="T3" style:family="text">
      <style:text-properties fo:color="#2a00ff" style:text-underline-style="solid" style:text-underline-width="auto" style:text-underline-color="font-color"/>
    </style:style>
    <style:style style:name="T4" style:family="text">
      <style:text-properties style:text-underline-style="solid" style:text-underline-width="auto" style:text-underline-color="font-color"/>
    </style: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start text:name="__RefHeading__976_1068309637"/>FreeACS Monitor Server<text:bookmark-end text:name="__RefHeading__976_1068309637"/></text:p>
      <text:p text:style-name="Title">User Manual</text:p>
      <text:p text:style-name="FreeACS_5f_UnderTitle"><text:bookmark-start text:name="__RefHeading__978_1068309637"/>Version <text:user-defined style:data-style-name="N0" text:name="Product Version">2013R1</text:user-defined><text:bookmark-end text:name="__RefHeading__978_1068309637"/></text:p>
      <text:p text:style-name="P2">&lt;&lt;Insert table of contents here&gt;&gt;</text:p>
      <text:p text:style-name="P1"/>
      <text:list xml:id="list5989494941851516201" text:style-name="Heading_20_Numbering">
        <text:list-item>
          <text:h text:style-name="P5" text:outline-level="1"><text:bookmark-start text:name="__RefHeading__980_1068309637"/>Document Introduction<text:bookmark-end text:name="__RefHeading__980_1068309637"/></text:h>
          <text:list>
            <text:list-item>
              <text:h text:style-name="P7" text:outline-level="2"><text:bookmark-start text:name="__RefHeading__982_1068309637"/><text:s/>Document Purpose<text:bookmark-end text:name="__RefHeading__982_1068309637"/></text:h>
            </text:list-item>
          </text:list>
        </text:list-item>
      </text:list>
      <text:p text:style-name="Text_20_body">The purpose of this document is to give a tutorial on how to use the FreeACS Monitor Server. </text:p>
      <text:list xml:id="list1839542548" text:continue-numbering="true" text:style-name="Heading_20_Numbering">
        <text:list-item>
          <text:list>
            <text:list-item>
              <text:h text:style-name="P7" text:outline-level="2"><text:bookmark-start text:name="__RefHeading__984_1068309637"/><text:s/>Document Audience<text:bookmark-end text:name="__RefHeading__984_1068309637"/></text:h>
            </text:list-item>
          </text:list>
        </text:list-item>
      </text:list>
      <text:p text:style-name="Text_20_body">The readers will have some interest in FreeACS, but they don’t have to be system operators (highest user level). </text:p>
      <text:list xml:id="list1844657796" text:continue-numbering="true" text:style-name="Heading_20_Numbering">
        <text:list-item>
          <text:list>
            <text:list-item>
              <text:h text:style-name="P7" text:outline-level="2"><text:bookmark-start text:name="__RefHeading__986_1068309637"/><text:s/>Document History<text:bookmark-end text:name="__RefHeading__986_1068309637"/></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Table_20_Heading">Version</text:p>
          </table:table-cell>
          <table:table-cell table:style-name="Table1.B1" office:value-type="string">
            <text:p text:style-name="Table_20_Heading">Editor</text:p>
          </table:table-cell>
          <table:table-cell table:style-name="Table1.B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float" office:value="0">
            <text:p text:style-name="Table_20_Contents">1.0.0</text:p>
          </table:table-cell>
          <table:table-cell table:style-name="Table1.B2" office:value-type="string">
            <text:p text:style-name="Table_20_Contents">Jarl André Hübenthal</text:p>
          </table:table-cell>
          <table:table-cell table:style-name="Table1.B2" office:value-type="string">
            <text:p text:style-name="Table_20_Contents">25-Feb-09</text:p>
          </table:table-cell>
          <table:table-cell table:style-name="Table1.D2" office:value-type="string">
            <text:p text:style-name="Table_20_Contents">Initial public release.</text:p>
          </table:table-cell>
        </table:table-row>
        <table:table-row table:style-name="Table1.1">
          <table:table-cell table:style-name="Table1.A2" office:value-type="float" office:value="0">
            <text:p text:style-name="Table_20_Contents">1.0.1</text:p>
          </table:table-cell>
          <table:table-cell table:style-name="Table1.B2" office:value-type="string">
            <text:p text:style-name="Table_20_Contents">Jarl André Hübenthal</text:p>
          </table:table-cell>
          <table:table-cell table:style-name="Table1.B2" office:value-type="string">
            <text:p text:style-name="Table_20_Contents">23-03-09</text:p>
          </table:table-cell>
          <table:table-cell table:style-name="Table1.D2" office:value-type="string">
            <text:p text:style-name="Table_20_Contents">Update release</text:p>
          </table:table-cell>
        </table:table-row>
        <table:table-row table:style-name="Table1.1">
          <table:table-cell table:style-name="Table1.A2" office:value-type="float" office:value="0">
            <text:p text:style-name="Table_20_Contents">1.0.2</text:p>
          </table:table-cell>
          <table:table-cell table:style-name="Table1.B2" office:value-type="string">
            <text:p text:style-name="Table_20_Contents">Morten Simonsen</text:p>
          </table:table-cell>
          <table:table-cell table:style-name="Table1.B2" office:value-type="string">
            <text:p text:style-name="Table_20_Contents">01-Jul-09</text:p>
          </table:table-cell>
          <table:table-cell table:style-name="Table1.D2" office:value-type="string">
            <text:p text:style-name="Table_20_Contents">No change, just bumped version no.</text:p>
          </table:table-cell>
        </table:table-row>
        <table:table-row table:style-name="Table1.1">
          <table:table-cell table:style-name="Table1.A2" office:value-type="float" office:value="0">
            <text:p text:style-name="Table_20_Contents">1.0.3</text:p>
          </table:table-cell>
          <table:table-cell table:style-name="Table1.B2" office:value-type="string">
            <text:p text:style-name="Table_20_Contents">Jarl André Hübenthal</text:p>
          </table:table-cell>
          <table:table-cell table:style-name="Table1.B2" office:value-type="string">
            <text:p text:style-name="Table_20_Contents">13-07-09</text:p>
          </table:table-cell>
          <table:table-cell table:style-name="Table1.D2" office:value-type="string">
            <text:p text:style-name="Table_20_Contents">No change, just bumped version no.</text:p>
          </table:table-cell>
        </table:table-row>
        <table:table-row table:style-name="Table1.1">
          <table:table-cell table:style-name="Table1.A2" office:value-type="float" office:value="0">
            <text:p text:style-name="Table_20_Contents">1.0.4</text:p>
          </table:table-cell>
          <table:table-cell table:style-name="Table1.B2" office:value-type="string">
            <text:p text:style-name="Table_20_Contents">Jarl André Hübenthal</text:p>
          </table:table-cell>
          <table:table-cell table:style-name="Table1.B2" office:value-type="string">
            <text:p text:style-name="Table_20_Contents">13-07-09</text:p>
          </table:table-cell>
          <table:table-cell table:style-name="Table1.D2" office:value-type="string">
            <text:p text:style-name="Table_20_Contents">SSL Handshake fix</text:p>
          </table:table-cell>
        </table:table-row>
        <table:table-row table:style-name="Table1.1">
          <table:table-cell table:style-name="Table1.A2" office:value-type="float" office:value="0">
            <text:p text:style-name="Table_20_Contents">1.0.6</text:p>
          </table:table-cell>
          <table:table-cell table:style-name="Table1.B2" office:value-type="string">
            <text:p text:style-name="Table_20_Contents">Jarl André Hübenthal</text:p>
          </table:table-cell>
          <table:table-cell table:style-name="Table1.B2" office:value-type="string">
            <text:p text:style-name="Table_20_Contents">19-11-09</text:p>
          </table:table-cell>
          <table:table-cell table:style-name="Table1.D2" office:value-type="string">
            <text:p text:style-name="Table_20_Contents">Fixed default properties, configuring smtp with or without SSL/credentials </text:p>
          </table:table-cell>
        </table:table-row>
        <table:table-row table:style-name="Table1.1">
          <table:table-cell table:style-name="Table1.A2" office:value-type="float" office:value="0">
            <text:p text:style-name="Table_20_Contents">1.0.7</text:p>
          </table:table-cell>
          <table:table-cell table:style-name="Table1.B2" office:value-type="string">
            <text:p text:style-name="Table_20_Contents">Jarl André Hübenthal</text:p>
          </table:table-cell>
          <table:table-cell table:style-name="Table1.B2" office:value-type="string">
            <text:p text:style-name="Table_20_Contents">23-11-09</text:p>
          </table:table-cell>
          <table:table-cell table:style-name="Table1.D2" office:value-type="string">
            <text:p text:style-name="Table_20_Contents">Fixed issue with monitor server not able to send email alerts. Added documentation for email alerts.</text:p>
          </table:table-cell>
        </table:table-row>
        <table:table-row table:style-name="Table1.1">
          <table:table-cell table:style-name="Table1.A2" office:value-type="float" office:value="0">
            <text:p text:style-name="Table_20_Contents">1.0.8</text:p>
          </table:table-cell>
          <table:table-cell table:style-name="Table1.B2" office:value-type="string">
            <text:p text:style-name="Table_20_Contents">Jarl André Hübenthal</text:p>
          </table:table-cell>
          <table:table-cell table:style-name="Table1.B2" office:value-type="string">
            <text:p text:style-name="Table_20_Contents">28-09-10</text:p>
          </table:table-cell>
          <table:table-cell table:style-name="Table1.D2" office:value-type="string">
            <text:p text:style-name="Table_20_Contents">Better logging</text:p>
          </table:table-cell>
        </table:table-row>
        <table:table-row table:style-name="Table1.1">
          <table:table-cell table:style-name="Table1.A2" office:value-type="float" office:value="0">
            <text:p text:style-name="Table_20_Contents">1.0.9</text:p>
          </table:table-cell>
          <table:table-cell table:style-name="Table1.B2" office:value-type="string">
            <text:p text:style-name="Table_20_Contents">Jarl André Hübenthal</text:p>
          </table:table-cell>
          <table:table-cell table:style-name="Table1.B2" office:value-type="string">
            <text:p text:style-name="Table_20_Contents">19-10-10</text:p>
          </table:table-cell>
          <table:table-cell table:style-name="Table1.D2" office:value-type="string">
            <text:p text:style-name="Table_20_Contents">Update release</text:p>
          </table:table-cell>
        </table:table-row>
        <table:table-row table:style-name="Table1.1">
          <table:table-cell table:style-name="Table1.A2" office:value-type="float" office:value="0">
            <text:p text:style-name="Table_20_Contents">1.0.10</text:p>
          </table:table-cell>
          <table:table-cell table:style-name="Table1.B2" office:value-type="string">
            <text:p text:style-name="Table_20_Contents">Jarl André Hübenthal</text:p>
          </table:table-cell>
          <table:table-cell table:style-name="Table1.B2" office:value-type="string">
            <text:p text:style-name="Table_20_Contents">12-01-11</text:p>
          </table:table-cell>
          <table:table-cell table:style-name="Table1.D2" office:value-type="string">
            <text:p text:style-name="Table_20_Contents">Reviewed doc </text:p>
          </table:table-cell>
        </table:table-row>
        <table:table-row table:style-name="Table1.1">
          <table:table-cell table:style-name="Table1.A2" office:value-type="float" office:value="37316">
            <text:p text:style-name="Table_20_Contents">1.3.2</text:p>
          </table:table-cell>
          <table:table-cell table:style-name="Table1.B2" office:value-type="string">
            <text:p text:style-name="Table_20_Contents">Morten Simonsen</text:p>
          </table:table-cell>
          <table:table-cell table:style-name="Table1.C12" office:value-type="date" office:date-value="2013-02-13">
            <text:p text:style-name="Table_20_Contents">02/13/2013</text:p>
          </table:table-cell>
          <table:table-cell table:style-name="Table1.D2" office:value-type="string">
            <text:p text:style-name="Table_20_Contents">Completely reworked version, simplified </text:p>
          </table:table-cell>
        </table:table-row>
      </table:table>
      <text:list xml:id="list1411816360" text:continue-numbering="true" text:style-name="Heading_20_Numbering">
        <text:list-item>
          <text:h text:style-name="P4" text:outline-level="1"><text:bookmark-start text:name="__RefHeading__988_1068309637"/>Introduction<text:bookmark-end text:name="__RefHeading__988_1068309637"/></text:h>
        </text:list-item>
      </text:list>
      <text:p text:style-name="Text_20_body">The monitor page on FreeACS Web is used for monitoring FreeACS modules, and is an effective debugging tool in cases where you get a feeling that something is not working as it should in your system. By default the monitor service has a very short interval for checking the modules. So by default you will be able to quickly see if a system has went down. </text:p>
      <text:p text:style-name="Text_20_body">In addition to being integrated into FreeACS Web, you can also check its status directly. You can access it as a standalone application:</text:p>
      <text:p text:style-name="FreeACS_5f_Code">http://hostname:port/xapsmonitor/</text:p>
      <text:p text:style-name="Text_20_body">The monitor service is currently only checking that the modules are alive and responding, and it does not, at this moment, check if the modules are working as they should. You can debug the modules individually by looking into the syslog and/or logfiles. </text:p>
      <text:p text:style-name="Text_20_body">You can access the monitor page from the FreeACS Web if you have the appropriate rights and if it is set to enabled in xaps-web.properties. You can also access it directly as a standalone application.</text:p>
      <text:list xml:id="list943073163" text:continue-numbering="true" text:style-name="Heading_20_Numbering">
        <text:list-item>
          <text:h text:style-name="P6" text:outline-level="1"><text:bookmark-start text:name="__RefHeading__990_1068309637"/>Configuration<text:bookmark-end text:name="__RefHeading__990_1068309637"/></text:h>
        </text:list-item>
      </text:list>
      <text:p text:style-name="FreeACS_5f_Code"># FreeACS Monitor Server Properties</text:p>
      <text:p text:style-name="FreeACS_5f_Code"/>
      <text:p text:style-name="FreeACS_5f_Code"/>
      <text:p text:style-name="FreeACS_5f_Code"># Configure SMTP settings.</text:p>
      <text:p text:style-name="FreeACS_5f_Code"># sender and receivers of the alerts.</text:p>
      <text:p text:style-name="FreeACS_5f_Code"># separate receivers with a comma</text:p>
      <text:p text:style-name="FreeACS_5f_Code"/>
      <text:p text:style-name="FreeACS_5f_Code"># Set to true to see information about the mail-sending - could be visible in Catalina.out logs </text:p>
      <text:p text:style-name="FreeACS_5f_Code">#alerts.smtp.debug <text:s text:c="3"/>= false</text:p>
      <text:p text:style-name="FreeACS_5f_Code"># SMTP <text:span text:style-name="T4">hostname</text:span> - the below example shows how to use a <text:span text:style-name="T4">gmail</text:span>-account to send <text:span text:style-name="T4">emails</text:span></text:p>
      <text:p text:style-name="FreeACS_5f_Code"><text:span text:style-name="T1">alerts.smtp.host <text:s text:c="4"/>= </text:span><text:span text:style-name="T2">smtp.gmail.com</text:span></text:p>
      <text:p text:style-name="FreeACS_5f_Code"># SMTP port </text:p>
      <text:p text:style-name="FreeACS_5f_Code"><text:span text:style-name="T1">alerts.smtp.port<text:tab/> = </text:span><text:span text:style-name="T2">465</text:span></text:p>
      <text:p text:style-name="FreeACS_5f_Code"># SSL? true/false</text:p>
      <text:p text:style-name="FreeACS_5f_Code"><text:span text:style-name="T1">alerts.smtp.ssl<text:tab/> <text:s text:c="4"/>= </text:span><text:span text:style-name="T2">true</text:span></text:p>
      <text:p text:style-name="FreeACS_5f_Code"># STMP <text:span text:style-name="T4">username</text:span>, may not be necessary for a "local" STMP host</text:p>
      <text:p text:style-name="FreeACS_5f_Code"><text:span text:style-name="T1">alerts.smtp.user<text:tab/> = </text:span><text:span text:style-name="T2">your-</text:span><text:span text:style-name="T3">gmail</text:span><text:span text:style-name="T2">-user</text:span></text:p>
      <text:p text:style-name="FreeACS_5f_Code"># STMP password, may not be necessary for a "local" STMP host</text:p>
      <text:p text:style-name="FreeACS_5f_Code"><text:span text:style-name="T1">alerts.smtp.pass<text:tab/> = </text:span><text:span text:style-name="T2">your-</text:span><text:span text:style-name="T3">gmail</text:span><text:span text:style-name="T2">-password</text:span></text:p>
      <text:p text:style-name="FreeACS_5f_Code"># Email-address to send monitor messages. Also trigger alarms can end up here.</text:p>
      <text:p text:style-name="FreeACS_5f_Code"><text:span text:style-name="T1">alerts.to<text:tab/><text:tab/><text:tab/> = </text:span><text:span text:style-name="T2">to-email</text:span><text:span text:style-name="T3">@address.com</text:span></text:p>
      <text:p text:style-name="FreeACS_5f_Code"># The from address </text:p>
      <text:p text:style-name="FreeACS_5f_Code"><text:span text:style-name="T1">alerts.from<text:tab/><text:tab/> <text:tab/> = </text:span><text:span text:style-name="T2">from-email</text:span><text:span text:style-name="T3">@address.com</text:span></text:p>
      <text:p text:style-name="FreeACS_5f_Code"/>
      <text:p text:style-name="FreeACS_5f_Code"># Monitoring URL base</text:p>
      <text:p text:style-name="FreeACS_5f_Code"># The URL base used to monitor <text:s/>modules (core, stun, <text:span text:style-name="T4">spp</text:span>, <text:span text:style-name="T4">syslog</text:span>, tr069, web, <text:span text:style-name="T4">ws</text:span>)</text:p>
      <text:p text:style-name="FreeACS_5f_Code"># The monitoring is performed by the Monitor-module, and default is to monitor</text:p>
      <text:p text:style-name="FreeACS_5f_Code"># the local modules. One could change this <text:span text:style-name="T4">urlbase</text:span> to monitor remote FreeACS servers</text:p>
      <text:p text:style-name="FreeACS_5f_Code"># instead of the local one, and create a system where two FreeACS servers monitor each other</text:p>
      <text:p text:style-name="FreeACS_5f_Code"># (which we would optimal). In case of monitoring local modules, alarms may not </text:p>
      <text:p text:style-name="FreeACS_5f_Code"># be sent if the whole server goes down.</text:p>
      <text:p text:style-name="FreeACS_5f_Code"># Default is "http://localhost/"</text:p>
      <text:p text:style-name="FreeACS_5f_Code"><text:span text:style-name="T1">monitor.urlbase <text:tab/>= </text:span><text:span text:style-name="T2">http://localhost/</text:span></text:p>
      <text:p text:style-name="FreeACS_5f_Code"/>
      <text:p text:style-name="FreeACS_5f_Code"># Email URL</text:p>
      <text:p text:style-name="FreeACS_5f_Code"># The URL to reach web from outside FreeACS (will be used in all <text:span text:style-name="T4">emails</text:span> regarding Monitor</text:p>
      <text:p text:style-name="FreeACS_5f_Code"># Alarms <text:span text:style-name="T4">og</text:span> Trigger Alarms/Reports). Specify the correct <text:span text:style-name="T4">hostname</text:span> of your FreeACS server <text:s/></text:p>
      <text:p text:style-name="FreeACS_5f_Code"># Default is "http://localhost/", which will not work well for most cases! </text:p>
      <text:p text:style-name="FreeACS_5f_Code"><text:span text:style-name="T1">fusion.urlbase<text:tab/><text:tab/>= </text:span><text:span text:style-name="T2">http://localhost/</text:span></text:p>
      <text:p text:style-name="FreeACS_5f_Code"/>
      <text:p text:style-name="FreeACS_5f_Code"/>
      <text:p text:style-name="FreeACS_5f_Code"># Database connection</text:p>
      <text:p text:style-name="FreeACS_5f_Code"><text:span text:style-name="T1">db.xaps.url<text:tab/><text:tab/><text:tab/> = </text:span><text:span text:style-name="T3">xaps</text:span><text:span text:style-name="T2">/</text:span><text:span text:style-name="T3">xaps@jdbc:mysql</text:span><text:span text:style-name="T2">://</text:span><text:span text:style-name="T3">localhost</text:span><text:span text:style-name="T2">:3306/</text:span><text:span text:style-name="T3">xaps</text:span></text:p>
      <text:p text:style-name="FreeACS_5f_Code"><text:span text:style-name="T1">db.syslog<text:tab/><text:tab/><text:tab/> = </text:span><text:span text:style-name="T2">db.xaps</text:span></text:p>
      <text:p text:style-name="Text_20_body">The first part of the configuration is about sending email. The example above shows how you could connect to the Gmail-SMTP-server to send an email, but you of course choose other SMTP-servers. The “alerts.to” field can contain a comma separated list of email-addresses. This email address is default for all mail going out of FreeACS, so if a Trigger is defined in FreeACS, with no email-address specified, this email address will be used.</text:p>
      <text:p text:style-name="Text_20_body">The monitoring url base decides which server should be monitored. As mentioned in the comment, you could have two FreeACS Monitoring Servers monitoring each other...or you could have FreeACS Monitor Server running on a separate host from the rest of FreeACS. </text:p>
      <text:p text:style-name="Text_20_body">Fusion.urlbase is a property which makes it easier to identify and link to the server from outside. Thus, email-reports will use this urlbase in the links, even though it may be different from what is actually monitored (monitor.urlbase may still be “localhost”).</text:p>
      <text:p text:style-name="Text_20_body">The last part is to setup database connection. Most likely you do not need to change anything (if you run the database locally) and if you've followed the installation procedure on how to change the password of th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1" svg:font-family="'Courier New'" style:font-family-generic="modern"/>
    <style:font-face style:name="DejaVu Sans Mono" svg:font-family="'DejaVu Sans Mono'" style:font-family-generic="modern"/>
    <style:font-face style:name="Monospace" svg:font-family="Monospace" style:font-pitch="fixed"/>
    <style:font-face style:name="Courier New" svg:font-family="'Courier New'"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1"/>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Liberation Sans'" style:font-style-name="Regular" style:font-family-generic="swiss"/>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Monitor Server User Manual</text:title><text:tab/>Version <text:user-defined style:data-style-name="N0" text:name="Product Version">2013R1</text:user-defined></text:p>
      </style:header>
      <style:footer>
        <text:p text:style-name="Footer">Page <text:page-number text:select-page="current">5</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Monitor Server User Manual</dc:title>
    <meta:initial-creator>Erik Larsen</meta:initial-creator>
    <meta:creation-date>2007-05-24T09:32:00</meta:creation-date>
    <dc:date>2015-08-30T20:41:16</dc:date>
    <meta:print-date>2006-01-13T14:56:00</meta:print-date>
    <meta:editing-cycles>68</meta:editing-cycles>
    <meta:editing-duration>P4DT1H13M50S</meta:editing-duration>
    <meta:generator>OpenOffice/4.1.1$Unix OpenOffice.org_project/411m6$Build-9775</meta:generator>
    <dc:creator>Patrick Fox</dc:creator>
    <meta:document-statistic meta:table-count="1" meta:image-count="0" meta:object-count="0" meta:page-count="5" meta:paragraph-count="108" meta:word-count="825" meta:character-count="5157"/>
    <meta:user-defined meta:name="Product Version">2013R1</meta:user-defined>
    <meta:user-defined meta:name="_ReviewCycleID" meta:value-type="float">-403278106</meta:user-defined>
    <meta:user-defined meta:name="_TentativeReviewCycleID" meta:value-type="float">-403278106</meta:user-defined>
  </office:meta>
</office:document-meta>
</file>